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A833670DF3.png" manifest:media-type="image/png"/>
  <manifest:file-entry manifest:full-path="Pictures/10001FE800003BD700002BDE864A40B5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76pt" fo:language="es" fo:country="ES" fo:font-weight="bold" officeooo:rsid="0003bcf1" officeooo:paragraph-rsid="00004d54" style:font-size-asian="76pt" style:font-weight-asian="bold" style:font-size-complex="7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fo:language="es" fo:country="ES" fo:font-weight="normal" officeooo:rsid="00004d54" officeooo:paragraph-rsid="00004d54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04d54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1" fo:font-size="13pt" fo:language="es" fo:country="ES" fo:font-weight="normal" officeooo:rsid="00004d54" officeooo:paragraph-rsid="00004d54" style:font-size-asian="11.3500003814697pt" style:font-weight-asian="normal" style:font-size-complex="13pt" style:font-weight-complex="normal"/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76pt" fo:language="es" fo:country="ES" fo:font-weight="bold" officeooo:rsid="0003bcf1" officeooo:paragraph-rsid="00004d54" style:font-size-asian="76pt" style:font-weight-asian="bold" style:font-size-complex="76pt" style:font-weight-complex="bold"/>
    </style:style>
    <style:style style:name="T1" style:family="text">
      <style:text-properties officeooo:rsid="00004d54"/>
    </style:style>
    <style:style style:name="T2" style:family="text">
      <style:text-properties style:font-name="Arial" fo:font-size="13pt" fo:font-weight="bold" officeooo:rsid="00004d54" style:font-size-asian="13pt" style:font-weight-asian="bold" style:font-size-complex="13pt" style:font-weight-complex="bold"/>
    </style:style>
    <style:style style:name="T3" style:family="text">
      <style:text-properties style:font-name="Arial1" fo:font-size="76pt" fo:language="es" fo:country="ES" fo:font-weight="bold" officeooo:rsid="0003bcf1" style:font-size-asian="76pt" style:font-weight-asian="bold" style:font-size-complex="7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>Servicio <text:s/><text:span text:style-name="T1">DNS</text:span></text:p>
      <text:p text:style-name="P3"><text:span text:style-name="T3">RoomMakers</text:span></text:p>
      <text:p text:style-name="P4"/>
      <text:p text:style-name="P2"><text:tab/>El servidor DNS que nuestra empresa instalará para la Generalitat de <text:tab/>Cataluña todavía no es funcional, ya que aun no resuelve ningun nombe, <text:tab/>excepto el dominio autoritativo : emergenciasbarcelona.com</text:p>
      <text:p text:style-name="P2"/>
      <text:p text:style-name="P2"/>
      <text:p text:style-name="P2"><text:tab/>De todos modos ya tenemos pensadas las resoluciones que tendrá nuestro <text:tab/>DNS:</text:p>
      <text:p text:style-name="P2"/>
      <text:p text:style-name="P2"><text:tab/><text:tab/>- La página web de Emergencias Barcelona.</text:p>
      <text:p text:style-name="P2"><text:tab/><text:tab/>- La página web de Policía, Bomberos, cuerpos de seguridad, etc...</text:p>
      <text:p text:style-name="P2"><text:tab/><text:tab/>- Rutas a otros servicios locales.</text:p>
      <text:p text:style-name="P2"><text:tab/></text:p>
      <text:p text:style-name="P2"><text:tab/>En la próxima entrega tendremos el DNS acabado de configur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 fo:font-size="13pt" fo:font-weight="bold" officeooo:rsid="00004d54" style:font-size-asian="13pt" style:font-weight-asian="bold" style:font-size-complex="13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none" fo:border-bottom="0.65pt solid #000000" fo:border-left="none" fo:border-right="none" fo:padding="0.051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cm" svg:y="-1.577cm" svg:width="2.893cm" svg:height="2.12cm" draw:z-index="0"><draw:image xlink:href="Pictures/10001FE800003BD700002BDE864A40B5.svg" xlink:type="simple" xlink:show="embed" xlink:actuate="onLoad"/><draw:image xlink:href="Pictures/1000020100000243000001A833670DF3.png" xlink:type="simple" xlink:show="embed" xlink:actuate="onLoad"/></draw:frame><text:tab/><text:tab/><text:span text:style-name="MT1">RoomMakers - DNS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20S</meta:editing-duration>
    <meta:editing-cycles>3</meta:editing-cycles>
    <meta:generator>LibreOffice/4.3.5.2$Windows_x86 LibreOffice_project/3a87456aaa6a95c63eea1c1b3201acedf0751bd5</meta:generator>
    <dc:date>2015-12-18T07:12:00.322000000</dc:date>
    <meta:document-statistic meta:table-count="0" meta:image-count="1" meta:object-count="0" meta:page-count="2" meta:paragraph-count="10" meta:word-count="81" meta:character-count="529" meta:non-whitespace-character-count="441"/>
    <meta:user-defined meta:name="Info 1"/>
    <meta:user-defined meta:name="Info 2"/>
    <meta:user-defined meta:name="Info 3"/>
    <meta:user-defined meta:name="Info 4"/>
  </office:meta>
</office:document-meta>
</file>